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P1" style:family="paragraph" style:parent-style-name="Standard">
      <style:text-properties fo:color="#006699"/>
    </style:style>
    <style:style style:name="P2" style:family="paragraph" style:parent-style-name="Standard">
      <style:text-properties fo:color="#006699" fo:font-size="12pt" style:font-size-asian="12pt" style:font-size-complex="12pt"/>
    </style:style>
    <style:style style:name="P3" style:family="paragraph" style:parent-style-name="Standard">
      <style:text-properties fo:color="#006699" fo:font-size="20pt" style:font-size-asian="20pt" style:font-size-complex="20pt"/>
    </style:style>
    <style:style style:name="P4" style:family="paragraph" style:parent-style-name="Standard">
      <style:text-properties fo:color="#006699" fo:font-size="36pt" style:font-size-asian="36pt" style:font-size-complex="36pt"/>
    </style:style>
    <style:style style:name="P5" style:family="paragraph" style:parent-style-name="Standard">
      <style:text-properties fo:color="#0066cc" fo:font-size="20pt" style:font-size-asian="20pt" style:font-size-complex="20pt"/>
    </style:style>
    <style:style style:name="P6" style:family="paragraph" style:parent-style-name="Standard">
      <style:text-properties fo:color="#0066cc" fo:font-size="20pt" fo:font-weight="bold" style:font-size-asian="20pt" style:font-weight-asian="bold" style:font-size-complex="20pt" style:font-weight-complex="bold"/>
    </style:style>
    <style:style style:name="P7" style:family="paragraph" style:parent-style-name="Standard">
      <style:text-properties fo:color="#3399ff" fo:font-size="20pt" style:font-size-asian="20pt" style:font-size-complex="20pt"/>
    </style:style>
    <style:style style:name="P8" style:family="paragraph" style:parent-style-name="Standard">
      <style:text-properties fo:color="#3399ff" fo:font-size="20pt" fo:font-weight="bold" style:font-size-asian="20pt" style:font-weight-asian="bold" style:font-size-complex="20pt" style:font-weight-complex="bold"/>
    </style:style>
    <style:style style:name="P9" style:family="paragraph" style:parent-style-name="Standard">
      <style:text-properties fo:color="#3333ff" fo:font-size="20pt" fo:font-weight="bold" style:font-size-asian="20pt" style:font-weight-asian="bold" style:font-size-complex="20pt" style:font-weight-complex="bold"/>
    </style:style>
    <style:style style:name="P10" style:family="paragraph" style:parent-style-name="Standard">
      <style:text-properties fo:color="#000099"/>
    </style:style>
    <style:style style:name="P11" style:family="paragraph" style:parent-style-name="Standard">
      <style:text-properties fo:color="#000099" fo:font-size="36pt" style:font-size-asian="36pt" style:font-size-complex="36pt"/>
    </style:style>
    <style:style style:name="P12" style:family="paragraph" style:parent-style-name="Standard">
      <style:text-properties fo:font-size="36pt" style:font-size-asian="36pt" style:font-size-complex="36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color="#006699"/>
    </style:style>
    <style:style style:name="T3" style:family="text">
      <style:text-properties fo:color="#3399ff" fo:font-size="20pt" style:font-size-asian="20pt" style:font-size-complex="20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color="#000099"/>
    </style:style>
    <style:style style:name="T7" style:family="text">
      <style:text-properties fo:color="#000099" fo:font-size="48pt" style:font-size-asian="48pt" style:font-size-complex="48pt"/>
    </style:style>
    <style:style style:name="T8" style:family="text">
      <style:text-properties fo:color="#000099" fo:font-size="36pt" style:font-size-asian="36pt" style:font-size-complex="36pt"/>
    </style:style>
    <style:style style:name="T9" style:family="text">
      <style:text-properties fo:color="#0066cc"/>
    </style:style>
    <style:style style:name="T10" style:family="text">
      <style:text-properties fo:color="#0066cc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11" style:family="text">
      <style:text-properties fo:color="#000000" fo:font-size="20pt" fo:font-weight="bold" style:font-size-asian="20pt" style:font-weight-asian="bold" style:font-size-complex="20pt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fo:margin-left="0cm" fo:margin-right="0cm" fo:margin-top="2.778cm" fo:margin-bottom="0cm" style:vertical-pos="from-top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fo:margin-left="0cm" fo:margin-right="0cm" fo:margin-top="2.011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fo:margin-left="0cm" fo:margin-right="0cm" fo:margin-top="2.196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5"><text:tab/><text:tab/><text:tab/></text:span><text:span text:style-name="T7">Quad Trees</text:span></text:p>
      <text:p text:style-name="P2"/>
      <text:p text:style-name="P5">By Alan Solitar</text:p>
      <text:p text:style-name="Standard"/>
      <text:p text:style-name="Standard"/>
      <text:p text:style-name="Standard"><draw:frame draw:style-name="fr1" draw:name="graphics3" text:anchor-type="as-char" svg:width="16.448cm" svg:height="13.229cm" draw:z-index="1"><draw:image xlink:href="https://www.leftronic.com/wp-content/uploads/2014/04/Quadtree-blog-post2.png" xlink:type="simple" xlink:show="embed" xlink:actuate="onLoad"/></draw:frame>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text:tab/><text:tab/><text:span text:style-name="T8">What Are Quad Trees?</text:span></text:p>
      <text:p text:style-name="P1"/>
      <text:p text:style-name="P5">-Tree Data structure used to represent/partition space</text:p>
      <text:p text:style-name="P5"/>
      <text:p text:style-name="P5">-root will represent the entire space</text:p>
      <text:p text:style-name="P5"/>
      <text:p text:style-name="P5">-In general – each node will have either 4 or 0 children</text:p>
      <text:p text:style-name="P5"/>
      <text:p text:style-name="P5">-General process – split area into 4 quadrants recursively</text:p>
      <text:p text:style-name="Standard"/>
      <text:p text:style-name="Standard"><draw:frame draw:style-name="fr2" draw:name="graphics1" text:anchor-type="as-char" svg:y="-16.025cm" svg:width="15.891cm" svg:height="9.252cm" draw:z-index="0"><draw:image xlink:href="http://static.notdot.net/uploads/quadtree.png" xlink:type="simple" xlink:show="embed" xlink:actuate="onLoad"/></draw:frame></text:p>
      <text:p text:style-name="Standard"/>
      <text:p text:style-name="P4"><text:soft-page-break/><text:tab/><text:tab/><text:tab/><text:span text:style-name="T6">Region Quad Tree</text:span></text:p>
      <text:p text:style-name="P5">-root is entire space</text:p>
      <text:p text:style-name="P5"/>
      <text:p text:style-name="P5">-4 or 0 children per node</text:p>
      <text:p text:style-name="P5"/>
      <text:p text:style-name="P5">-Objects are stored in the leafs</text:p>
      <text:p text:style-name="P5"/>
      <text:p text:style-name="P5">-Objects in between regions can be stored in parent or as duplicates within leafs</text:p>
      <text:p text:style-name="P5"/>
      <text:p text:style-name="P7"/>
      <text:p text:style-name="P7"/>
      <text:p text:style-name="Standard"><draw:frame draw:style-name="fr3" draw:name="graphics4" text:anchor-type="as-char" svg:width="16.669cm" svg:height="10.336cm" draw:z-index="2"><draw:image xlink:href="https://encrypted-tbn2.gstatic.com/images?q=tbn:ANd9GcTxSk-RYqDPsH0ArNHcRe4hxIgKwv3-R4PNz0RqWV9NsqPaaKyz" xlink:type="simple" xlink:show="embed" xlink:actuate="onLoad"/></draw:frame> </text:p>
      <text:p text:style-name="Standard"/>
      <text:p text:style-name="Standard"/>
      <text:p text:style-name="Standard"/>
      <text:p text:style-name="Standard"><text:soft-page-break/><text:span text:style-name="T3"><text:tab/><text:tab/><text:tab/><text:tab/></text:span><text:span text:style-name="T8">Operations:</text:span></text:p>
      <text:p text:style-name="P7"/>
      <text:p text:style-name="P6">Query</text:p>
      <text:p text:style-name="P8"/>
      <text:p text:style-name="P5">-O(h) for traversal</text:p>
      <text:p text:style-name="P5"/>
      <text:p text:style-name="P5">-(n+h) worst case for points – all points may be in same quadrant</text:p>
      <text:p text:style-name="Standard"/>
      <text:p text:style-name="P6">Insertion</text:p>
      <text:p text:style-name="P9"/>
      <text:p text:style-name="P5">-From root - traverse through quadrants which hold the point. If leaf, add <text:s/>point to list of points – O(h)</text:p>
      <text:p text:style-name="P5"/>
      <text:p text:style-name="P5">-If you exceed some number of points, split the leaf into quadrants and redistribute the points</text:p>
      <text:p text:style-name="Standard"/>
      <text:p text:style-name="P6">Checking Neighbors</text:p>
      <text:p text:style-name="P6"/>
      <text:p text:style-name="P5">-There will be times when you need to check the neighbors of a node</text:p>
      <text:p text:style-name="P5"/>
      <text:p text:style-name="P3"><text:span text:style-name="T9">-very simple – traverse up until you find a common ancestor, then traverse back down</text:span>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text:tab/><text:tab/><text:tab/><text:tab/><text:span text:style-name="T8">Application 1:</text:span></text:p>
      <text:p text:style-name="P10"><text:tab/><text:tab/><text:tab/><text:span text:style-name="T1">Collision Detection</text:span></text:p>
      <text:p text:style-name="P5">-Used in games or in simulations (particle collision)</text:p>
      <text:p text:style-name="P5">-Can be used in any dimension – nodes have 2^d pointers(can use a ton of a memory)</text:p>
      <text:p text:style-name="P5">-example: 3D – 8 pointers (octo tree) </text:p>
      <text:p text:style-name="P3"/>
      <text:p text:style-name="P6">How to do it:</text:p>
      <text:p text:style-name="P5">-Traverse to leaf the same as in insert</text:p>
      <text:p text:style-name="P5">-Run collision detection algorithm for all points in that quadrant</text:p>
      <text:p text:style-name="P5"/>
      <text:p text:style-name="P5">-If storing duplicates – need outside structure</text:p>
      <text:p text:style-name="P5"/>
      <text:p text:style-name="P6">Why is this structure is good for collision detection?</text:p>
      <text:p text:style-name="P5">-With the way we partition the space, we don't have to run a costly collision algorithm on objects that can't possibly collide</text:p>
      <text:p text:style-name="P1"/>
      <text:p text:style-name="Standard"><text:a xlink:type="simple" xlink:href="https://www.youtube.com/watch?v=TJzq_kjtGTc" text:style-name="Internet_20_link" text:visited-style-name="Visited_20_Internet_20_Link"><text:span text:style-name="T4">Collision Video 1</text:span></text:a><text:span text:style-name="T10"> </text:span></text:p>
      <text:p text:style-name="Standard"><text:a xlink:type="simple" xlink:href="https://www.youtube.com/watch?v=fuexOsLOfl0" text:style-name="Internet_20_link" text:visited-style-name="Visited_20_Internet_20_Link"><text:span text:style-name="T4">Collision Video 2</text:span></text:a><text:span text:style-name="T11"> </text:span></text:p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text:tab/><text:tab/><text:span text:style-name="T8">Application 2: Image</text:span></text:p>
      <text:p text:style-name="P12"/>
      <text:p text:style-name="P5">-Can be used to represent an image where the length and width must be powers of two</text:p>
      <text:p text:style-name="P5">-root is entire image</text:p>
      <text:p text:style-name="P5">-you keep splitting until you reach leaf nodes that only contains 0's or 1's</text:p>
      <text:p text:style-name="Standard"><draw:frame draw:style-name="fr4" draw:name="graphics2" text:anchor-type="as-char" svg:width="16.261cm" svg:height="12.065cm" draw:z-index="3"><draw:image xlink:href="http://news.povray.org/povray.binaries.images/attachment/%3Ck2p3709vo79hm3concehbm302l7n29io6l@4ax.com%3E/quadtree_dobbs.png?ttop=365492&amp;toff=4750" xlink:type="simple" xlink:show="embed" xlink:actuate="onLoad"/></draw:frame>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1"><text:soft-page-break/><text:tab/><text:tab/><text:tab/><text:tab/>Other Types:</text:p>
      <text:p text:style-name="Standard"/>
      <text:p text:style-name="P6">PR Quad Tree</text:p>
      <text:p text:style-name="P5">-very similar to a binary tree</text:p>
      <text:p text:style-name="P5">-Balanced – H = log4n</text:p>
      <text:p text:style-name="P5">- instead of “left” and “right”, “NW”, “NE”, “SW”, “SE”</text:p>
      <text:p text:style-name="P5">-Divide into quadrants until each quadrant holds at most 1 point</text:p>
      <text:p text:style-name="P5"/>
      <text:p text:style-name="P5"/>
      <text:p text:style-name="P6">Edge Quad Tree</text:p>
      <text:p text:style-name="P5">-stores lines instead of points</text:p>
      <text:p text:style-name="P5"/>
      <text:p text:style-name="P6">Others</text:p>
      <text:p text:style-name="P5">-There are also many other types such as PM quad trees, MX quad trees, etc...</text:p>
      <text:p text:style-name="P3"/>
      <text:p text:style-name="P3"/>
      <text:p text:style-name="P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2"><text:soft-page-break/></text:p>
      <text:p text:style-name="P12"><text:tab/><text:tab/><text:span text:style-name="T6">Thank you for listening</text:span></text:p>
      <text:p text:style-name="P12"/>
      <text:p text:style-name="P12"/>
      <text:p text:style-name="Standard"/>
      <text:p text:style-name="Standard"><text:tab/><text:tab/><text:tab/><text:tab/><text:span text:style-name="T2"><text:tab/></text:span><text:span text:style-name="T8">Sources:</text:span></text:p>
      <text:p text:style-name="Standard"/>
      <text:p text:style-name="Standard"/>
      <text:p text:style-name="Standard"/>
      <text:p text:style-name="P6">Text</text:p>
      <text:p text:style-name="Standard"><text:a xlink:type="simple" xlink:href="https://www.cs.umd.edu/class/spring2008/cmsc420/L17-18.QuadTrees.pdf" text:style-name="Internet_20_link" text:visited-style-name="Visited_20_Internet_20_Link">https://www.cs.umd.edu/class/spring2008/cmsc420/L17-18.QuadTrees.pdf</text:a></text:p>
      <text:p text:style-name="Standard"><text:a xlink:type="simple" xlink:href="http://blog.notdot.net/2009/11/Damn-Cool-Algorithms-Spatial-indexing-with-Quadtrees-and-Hilbert-Curves" text:style-name="Internet_20_link" text:visited-style-name="Visited_20_Internet_20_Link">http://blog.notdot.net/2009/11/Damn-Cool-Algorithms-Spatial-indexing-with-Quadtrees-and-Hilbert-Curves</text:a></text:p>
      <text:p text:style-name="Standard"><text:a xlink:type="simple" xlink:href="https://en.wikipedia.org/wiki/Quadtree#The_region_quadtree" text:style-name="Internet_20_link" text:visited-style-name="Visited_20_Internet_20_Link">https://en.wikipedia.org/wiki/Quadtree#The_region_quadtree</text:a></text:p>
      <text:p text:style-name="Standard"><text:a xlink:type="simple" xlink:href="https://wiki.cs.umd.edu/cmsc420/index.php?title=PR_Quadtree" text:style-name="Internet_20_link" text:visited-style-name="Visited_20_Internet_20_Link">https://wiki.cs.umd.edu/cmsc420/index.php?title=PR_Quadtree</text:a></text:p>
      <text:p text:style-name="Standard">http://stackoverflow.com/questions/4981866/quadtree-for-2d-collision-detection</text:p>
      <text:p text:style-name="Standard"/>
      <text:p text:style-name="P6">Videos</text:p>
      <text:p text:style-name="Standard"><text:a xlink:type="simple" xlink:href="https://www.youtube.com/watch?v=7JNsP_vgvp0" text:style-name="Internet_20_link" text:visited-style-name="Visited_20_Internet_20_Link">https://www.youtube.com/watch?v=7JNsP_vgvp0</text:a></text:p>
      <text:p text:style-name="Standard"><text:a xlink:type="simple" xlink:href="https://www.youtube.com/watch?v=fuexOsLOfl0" text:style-name="Internet_20_link" text:visited-style-name="Visited_20_Internet_20_Link">https://www.youtube.com/watch?v=fuexOsLOfl0</text:a></text:p>
      <text:p text:style-name="Standard"/>
      <text:p text:style-name="P6">Pictures</text:p>
      <text:p text:style-name="Standard"><text:a xlink:type="simple" xlink:href="http://static.notdot.net/uploads/quadtree.png" text:style-name="Internet_20_link" text:visited-style-name="Visited_20_Internet_20_Link">http://static.notdot.net/uploads/quadtree.png</text:a></text:p>
      <text:p text:style-name="Standard"><text:a xlink:type="simple" xlink:href="http://news.povray.org/povray.binaries.images/attachment/%3Ck2p3709vo79hm3concehbm302l7n29io6l@4ax.com%3E/quadtree_dobbs.png?ttop=365492&amp;toff=4750" text:style-name="Internet_20_link" text:visited-style-name="Visited_20_Internet_20_Link">http://news.povray.org/povray.binaries.images/attachment/%3Ck2p3709vo79hm3concehbm302l7n29io6l@4ax.com%3E/quadtree_dobbs.png?ttop=365492&amp;toff=4750</text:a> </text:p>
      <text:p text:style-name="Standard"><text:a xlink:type="simple" xlink:href="https://www.leftronic.com/wp-content/uploads/2014/04/Quadtree-blog-post2.png" text:style-name="Internet_20_link" text:visited-style-name="Visited_20_Internet_20_Link">https://www.leftronic.com/wp-content/uploads/2014/04/Quadtree-blog-post2.png</text:a> </text:p>
      <text:p text:style-name="Standard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lan Solitar</meta:initial-creator>
    <meta:creation-date>2016-05-01T16:02:29.49</meta:creation-date>
    <dc:date>2016-05-04T17:57:57.16</dc:date>
    <dc:creator>Alan Solitar</dc:creator>
    <meta:editing-duration>PT10H1M53S</meta:editing-duration>
    <meta:editing-cycles>167</meta:editing-cycles>
    <meta:generator>OpenOffice/4.1.1$Win32 OpenOffice.org_project/411m6$Build-9775</meta:generator>
    <meta:document-statistic meta:table-count="0" meta:image-count="4" meta:object-count="0" meta:page-count="8" meta:paragraph-count="69" meta:word-count="381" meta:character-count="2823"/>
  </office:meta>
</office:document-meta>
</file>